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ou should investigate a bit more about different types of color spaces, especially those that we have not talked about in the class and Prepare a two page report about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2:29:13.184961842</meta:creation-date>
    <dc:date>2016-04-06T12:29:27.863185520</dc:date>
    <meta:editing-duration>PT14S</meta:editing-duration>
    <meta:editing-cycles>1</meta:editing-cycles>
    <meta:document-statistic meta:table-count="0" meta:image-count="0" meta:object-count="0" meta:page-count="1" meta:paragraph-count="1" meta:word-count="31" meta:character-count="172" meta:non-whitespace-character-count="142"/>
    <meta:generator>LibreOffice/5.0.5.2$Linux_X86_64 LibreOffice_project/00m0$Build-2</meta:generator>
  </office:meta>
</office:document-meta>
</file>